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Вы построили гибридную инфраструктуру (IaaS + PaaS) на базе централизованной платформы виртуализации, которая обеспечивает работу как классических stateful-сервисов (базы данных, брокеры сообщений), так и современного контейнеризированного микросервисного стека.</text:p>
      <text:p text:style-name="Standard"/>
      <text:p text:style-name="Standard">Уровень 1: Физическая инфраструктура (Hardware Layer)</text:p>
      <text:p text:style-name="Standard"/>
      <text:p text:style-name="Standard">Дата-центр: Арендуемая стойка (или стойки) в коммерческом дата-центре третьего уровня (Tier III) с гарантированным электропитанием, охлаждением и физической безопасностью.</text:p>
      <text:p text:style-name="Standard"/>
      <text:p text:style-name="Standard">Аппаратное обеспечение (Bare-Metal): Парк из 20 физических серверов (нод), объединенных в единый пул ресурсов. Серверы, скорее всего, подключены к высокоскоростной сети (10/25/40 GbE) и единой системе хранения данных (SAN или vSAN).</text:p>
      <text:p text:style-name="Standard"/>
      <text:p text:style-name="Standard">Уровень 2: Виртуализация (Virtualization Layer)</text:p>
      <text:p text:style-name="Standard"/>
      <text:p text:style-name="Standard">Платформа виртуализации: Развернут отказоустойчивый программно-определяемый кластер виртуализации (например, на базе VMware vSphere или Proxmox VE). Этот кластер абстрагирует физические ресурсы (CPU, RAM, Storage, Network) и представляет их как единый пул.</text:p>
      <text:p text:style-name="Standard"/>
      <text:p text:style-name="Standard">Гипервизор: На каждом физическом сервере работает гипервизор Type-1, который позволяет создавать и запускать виртуальные машины.</text:p>
      <text:p text:style-name="Standard"/>
      <text:p text:style-name="Standard">Уровень 3: Виртуальная инфраструктура (VM Layer)</text:p>
      <text:p text:style-name="Standard"/>
      <text:p text:style-name="Standard">Виртуальные машины (ВМ): На платформе виртуализации развернуты изолированные ВМ. Каждая ВМ предназначена для работы отдельного stateful-сервиса, что является лучшей практикой для изоляции отказов и управления ресурсами:</text:p>
      <text:p text:style-name="Standard"/>
      <text:p text:style-name="Standard">Базы данных: ВМ с MongoDB (документоориентированная NoSQL БД), ClickHouse (колоночная аналитическая СУБД).</text:p>
      <text:p text:style-name="Standard"/>
      <text:p text:style-name="Standard">Брокер сообщений: ВМ с Apache Kafka (распределенный потоковый брокер сообщений).</text:p>
      <text:p text:style-name="Standard"/>
      <text:p text:style-name="Standard">И другие сервисы, такие как Redis, PostgreSQL и т.д.</text:p>
      <text:p text:style-name="Standard"/>
      <text:p text:style-name="Standard">Сеть: Все ВМ подключены к единому виртуальному коммутатору (vSwitch) и, следовательно, находятся в одной плоской LAN (Local Area Network). Это обеспечивает низкую задержку и простоту сетевого взаимодействия между сервисами.</text:p>
      <text:p text:style-name="Standard"/>
      <text:p text:style-name="Standard">Уровень 4: Платформа контейнеризации (PaaS Layer)</text:p>
      <text:p text:style-name="Standard"/>
      <text:p text:style-name="Standard">Kubernetes Cluster: На отдельной, более мощной виртуальной машине (или на выделенном пуле физических серверов) развернут Kubernetes (K8s) – оркестратор контейнеров.</text:p>
      <text:p text:style-name="Standard"/>
      <text:p text:style-name="Standard">Control Plane (Master Node): Управляющая нода K8s, которая отвечает за принятие решений о запуске подов (pods), мониторинг состояния кластера, аутентификацию и API.</text:p>
      <text:p text:style-name="Standard"/>
      <text:p text:style-name="Standard"><text:soft-page-break/>Worker Nodes: Виртуальные машины, которые зарегистрированы в кластере K8s и предоставляют свои ресурсы (CPU, RAM) для запуска рабочих нагрузок. На них работают агенты (kubelet), которые получают指令 от Control Plane.</text:p>
      <text:p text:style-name="Standard"/>
      <text:p text:style-name="Standard">Контейнеры: На нодах K8s запущены Docker-контейнеры, внутри которых размещены ваши микросервисы (приложения, бэкенды, API и т.д.).</text:p>
      <text:p text:style-name="Standard"/>
      <text:p text:style-name="Standard">Kubernetes Networking: Внутри кластера K8s развернута собственная Software-Defined Network (SDN), например, на базе Calico или Flannel. Эта сеть:</text:p>
      <text:p text:style-name="Standard"/>
      <text:p text:style-name="Standard">Присваивает каждому поду уникальный IP-адрес.</text:p>
      <text:p text:style-name="Standard"/>
      <text:p text:style-name="Standard">Обеспечивает плоскую сетевую модель, где все поды могут связываться друг с другом без NAT.</text:p>
      <text:p text:style-name="Standard"/>
      <text:p text:style-name="Standard">Предоставляет механизмы для объявления сетевых политик (Network Policies) для изоляции трафика.</text:p>
      <text:p text:style-name="Standard"/>
      <text:p text:style-name="Standard">Уровень 5: Взаимодействие (Integration)</text:p>
      <text:p text:style-name="Standard">Виртуальные машины с базами данных и кластер Kubernetes находятся в одной LAN. Это позволяет микросервисам в контейнерах обращаться к stateful-сервисам на ВМ по их статичным IP-адресам или DNS-именам, обеспечивая надежное и предсказуемое сетевое взаимодействие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0T15:22:00.730105000</meta:creation-date>
    <dc:date>2025-09-10T15:22:21.659508300</dc:date>
    <meta:editing-duration>PT21S</meta:editing-duration>
    <meta:editing-cycles>1</meta:editing-cycles>
    <meta:document-statistic meta:table-count="0" meta:image-count="0" meta:object-count="0" meta:page-count="2" meta:paragraph-count="24" meta:word-count="406" meta:character-count="3273" meta:non-whitespace-character-count="2892"/>
    <meta:generator>LibreOffice/25.2.5.2$Windows_X86_64 LibreOffice_project/03d19516eb2e1dd5d4ccd751a0d6f35f35e08022</meta:generator>
  </office:meta>
</office:document-meta>
</file>